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e39b" officeooo:paragraph-rsid="0013e39b" style:font-size-asian="12.25pt" style:font-weight-asian="bold" style:font-size-complex="14pt" style:font-weight-complex="bold"/>
    </style:style>
    <style:style style:name="P2" style:family="paragraph" style:parent-style-name="Standard" style:master-page-name="">
      <style:paragraph-properties fo:margin-left="0cm" fo:margin-right="0cm" fo:text-align="justify" style:justify-single-word="false" fo:text-indent="0.499cm" style:auto-text-indent="false" style:page-number="auto"/>
      <style:text-properties fo:font-size="12pt" fo:font-weight="bold" officeooo:rsid="0015c8ac" officeooo:paragraph-rsid="0015c8a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font-size="12pt" fo:font-weight="bold" officeooo:rsid="0015c8ac" officeooo:paragraph-rsid="0015c8ac" style:font-size-asian="10.5pt" style:font-weight-asian="bold" style:font-size-complex="12pt" style:font-weight-complex="bold"/>
    </style:style>
    <style:style style:name="T1" style:family="text">
      <style:text-properties officeooo:rsid="0015c8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оздание виртуальных хостов в Apache сервере <text:span text:style-name="T1">(OpenSuse13.2)</text:span></text:p>
      <text:p text:style-name="P1"/>
      <text:p text:style-name="P2">Предполагается, что связка LAMP (Lnux+Apache+MySQL+PHP) установленно из коробки, то есть с диска-дистрибутива или с официального репозитория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23:50:52.135853253</meta:creation-date>
    <dc:date>2014-12-24T00:01:12.342964922</dc:date>
    <meta:editing-duration>PT7M21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" meta:word-count="23" meta:character-count="200" meta:non-whitespace-character-count="179"/>
  </office:meta>
</office:document-meta>
</file>